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11cm" fo:min-width="2.793cm"/>
    </style:style>
    <style:style style:name="gr2" style:family="graphic" style:parent-style-name="standard">
      <style:graphic-properties draw:textarea-horizontal-align="justify" draw:textarea-vertical-align="middle" draw:auto-grow-height="false" fo:min-height="3.253cm" fo:min-width="3.003cm"/>
    </style:style>
    <style:style style:name="gr3" style:family="graphic" style:parent-style-name="standard">
      <style:graphic-properties draw:textarea-horizontal-align="justify" draw:textarea-vertical-align="middle" draw:auto-grow-height="false" fo:min-height="2.809cm" fo:min-width="2.295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929cm" fo:min-width="11.45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593cm" fo:min-width="3.56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011cm" fo:min-width="4.571cm"/>
    </style:style>
    <style:style style:name="gr10" style:family="graphic" style:parent-style-name="standard">
      <style:graphic-properties draw:textarea-horizontal-align="justify" draw:textarea-vertical-align="middle" draw:auto-grow-height="false" fo:min-height="0.428cm" fo:min-width="1.34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3.429cm" svg:height="1.397cm" svg:x="8.108cm" svg:y="23.606cm">
          <text:p text:style-name="P1">Te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4.953cm" svg:height="4.953cm" svg:x="2.139cm" svg:y="10.906cm">
          <text:p text:style-name="P1">Organic</text:p>
          <text:p text:style-name="P1">2</text:p>
          <text:p text:style-name="P1">3.14 or 3</text:p>
          <text:p text:style-name="P1">5<text:line-break/>22/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2.795cm" svg:height="3.059cm" svg:x="15.981cm" svg:y="12.303cm">
          <text:p text:style-name="P1">Logical</text:p>
          <text:p text:style-name="P1">1 4 6 10 30 180 90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draw:line-skew="-0.641cm -6.47cm -0.577cm" svg:x1="2.139cm" svg:y1="13.383cm" svg:x2="18.776cm" svg:y2="13.832cm" draw:start-shape="id1" draw:start-glue-point="6" draw:end-shape="id2" draw:end-glue-point="1" svg:d="M2139 13383c-1714 0-1143-3493 8322-3493 9466 0 10041 3942 8315 3942" svg:viewBox="0 0 18162 3943">
          <text:p/>
        </draw:connector>
        <draw:custom-shape draw:style-name="gr5" draw:text-style-name="P1" xml:id="id4" draw:id="id4" draw:layer="layout" svg:width="12.192cm" svg:height="2.413cm" svg:x="3.79cm" svg:y="20.558cm">
          <text:p text:style-name="P1">Search for Resources + Help</text:p>
          <text:p text:style-name="P1">(forming, storming, norming, perform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9.822cm" svg:y1="23.606cm" svg:x2="9.886cm" svg:y2="22.971cm" draw:start-shape="id3" draw:start-glue-point="0" draw:end-shape="id4" draw:end-glue-point="2" svg:d="M9822 23606v-318h64v-317" svg:viewBox="0 0 65 636">
          <text:p/>
        </draw:connector>
        <draw:custom-shape draw:style-name="gr7" draw:text-style-name="P1" xml:id="id5" draw:id="id5" draw:layer="layout" svg:width="8.128cm" svg:height="3.683cm" svg:x="5.822cm" svg:y="16.113cm">
          <text:p text:style-name="P1">Organize</text:p>
          <text:p text:style-name="P1">(Do the Opposite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2" draw:layer="layout" draw:type="line" svg:x1="13.95cm" svg:y1="17.954cm" svg:x2="17.378cm" svg:y2="15.362cm" draw:start-shape="id5" draw:start-glue-point="7" draw:end-shape="id2" draw:end-glue-point="2" svg:d="M13950 17954l3428-2592" svg:viewBox="0 0 3429 2593">
          <text:p text:style-name="P1">Too Organic</text:p>
        </draw:connector>
        <draw:connector draw:style-name="gr8" draw:text-style-name="P2" draw:layer="layout" draw:type="line" svg:x1="5.822cm" svg:y1="17.954cm" svg:x2="4.616cm" svg:y2="15.859cm" draw:start-shape="id5" draw:start-glue-point="5" draw:end-shape="id1" draw:end-glue-point="8" svg:d="M5822 17954l-1206-2095" svg:viewBox="0 0 1207 2096">
          <text:p text:style-name="P1">Too Logical</text:p>
        </draw:connector>
        <draw:connector draw:style-name="gr6" draw:text-style-name="P2" draw:layer="layout" svg:x1="9.886cm" svg:y1="20.558cm" svg:x2="9.886cm" svg:y2="19.796cm" draw:start-shape="id4" draw:start-glue-point="0" draw:end-shape="id5" draw:end-glue-point="6" svg:d="M9886 20558v-762" svg:viewBox="0 0 1 763">
          <text:p/>
        </draw:connector>
        <draw:custom-shape draw:style-name="gr9" draw:text-style-name="P1" xml:id="id7" draw:id="id7" draw:layer="layout" svg:width="5.207cm" svg:height="1.397cm" svg:x="7.854cm" svg:y="3.159cm">
          <text:p text:style-name="P1">Fu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6" draw:id="id6" draw:layer="layout" svg:width="3.683cm" svg:height="2.032cm" svg:x="8.616cm" svg:y="5.826cm">
          <text:p text:style-name="P1">Sell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2" draw:layer="layout" svg:x1="17.378cm" svg:y1="12.303cm" svg:x2="12.299cm" svg:y2="7.858cm" draw:start-shape="id2" draw:start-glue-point="0" draw:end-shape="id6" draw:end-glue-point="8" svg:d="M17378 12303v-2222h-5079v-2223" svg:viewBox="0 0 5080 4446">
          <text:p/>
        </draw:connector>
        <draw:connector draw:style-name="gr6" draw:text-style-name="P2" draw:layer="layout" svg:x1="4.616cm" svg:y1="10.906cm" svg:x2="8.616cm" svg:y2="7.858cm" draw:start-shape="id1" draw:start-glue-point="4" draw:end-shape="id6" draw:end-glue-point="6" svg:d="M4616 10906v-1524h4000v-1524" svg:viewBox="0 0 4001 3049">
          <text:p/>
        </draw:connector>
        <draw:connector draw:style-name="gr6" draw:text-style-name="P2" draw:layer="layout" svg:x1="10.457cm" svg:y1="5.826cm" svg:x2="10.457cm" svg:y2="4.556cm" draw:start-shape="id6" draw:start-glue-point="4" draw:end-shape="id7" draw:end-glue-point="2" svg:d="M10457 5826v-1270" svg:viewBox="0 0 1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1T20:57:34.084407998</meta:creation-date>
    <dc:date>2018-03-01T21:38:31.671443671</dc:date>
    <meta:editing-duration>PT11M26S</meta:editing-duration>
    <meta:editing-cycles>3</meta:editing-cycles>
    <meta:generator>LibreOffice/5.4.5.1$Linux_X86_64 LibreOffice_project/40m0$Build-1</meta:generator>
    <meta:document-statistic meta:object-count="15"/>
  </office:meta>
</office:document-meta>
</file>